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12"/>
    <style:style style:name="P3" style:family="paragraph" style:parent-style-name="Standard" style:list-style-name="L14"/>
    <style:style style:name="P4" style:family="paragraph" style:parent-style-name="Standard" style:list-style-name="L16"/>
    <style:style style:name="P5" style:family="paragraph" style:parent-style-name="Standard" style:list-style-name="L18"/>
    <style:style style:name="P6" style:family="paragraph" style:parent-style-name="Standard" style:list-style-name="L20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gher/Lower Game Notes</text:p>
      <text:p text:style-name="Standard"/>
      <text:p text:style-name="Standard">Class HigherLowerGame extends JFrame implements ActionListener</text:p>
      <text:list xml:id="list3575538459382605100" text:style-name="L2">
        <text:list-item>
          <text:p text:style-name="P1">Instance variables</text:p>
          <text:list>
            <text:list-item>
              <text:p text:style-name="P1">JButton submitButton</text:p>
            </text:list-item>
            <text:list-item>
              <text:p text:style-name="P1">JTextField userEntry</text:p>
            </text:list-item>
            <text:list-item>
              <text:p text:style-name="P1">JLabels countdown, response</text:p>
            </text:list-item>
            <text:list-item>
              <text:p text:style-name="P1">Counter timer</text:p>
            </text:list-item>
          </text:list>
        </text:list-item>
      </text:list>
      <text:p text:style-name="Standard"><text:tab/>Constructor Method</text:p>
      <text:list xml:id="list6205940515020323616" text:style-name="L12">
        <text:list-item>
          <text:p text:style-name="P2">setLayout (new GridBagLayout());</text:p>
        </text:list-item>
        <text:list-item>
          <text:p text:style-name="P2">create, set text of response label</text:p>
          <text:list>
            <text:list-item>
              <text:p text:style-name="P2">getContentPane().add(response);</text:p>
            </text:list-item>
          </text:list>
        </text:list-item>
        <text:list-item>
          <text:p text:style-name="P2">create, setActionCommand (“Submit”); add action listener to submit button</text:p>
          <text:list>
            <text:list-item>
              <text:p text:style-name="P2">getContentPane().add(response);</text:p>
            </text:list-item>
            <text:list-item>
              <text:p text:style-name="P2">submitButton.setEnabled(true);</text:p>
            </text:list-item>
          </text:list>
        </text:list-item>
        <text:list-item>
          <text:p text:style-name="P2">create, setText for JtextField userEntry</text:p>
          <text:list>
            <text:list-item>
              <text:p text:style-name="P2">getContentPane().add(userEntry);</text:p>
            </text:list-item>
          </text:list>
        </text:list-item>
        <text:list-item>
          <text:p text:style-name="P2">create, setText(“30”)</text:p>
          <text:list>
            <text:list-item>
              <text:p text:style-name="P2">getContentPane().add(countdown);</text:p>
            </text:list-item>
          </text:list>
        </text:list-item>
        <text:list-item>
          <text:p text:style-name="P2">pack();</text:p>
        </text:list-item>
        <text:list-item>
          <text:p text:style-name="P2">setVisible(true);</text:p>
        </text:list-item>
        <text:list-item>
          <text:p text:style-name="P2">Random generator = new Random();</text:p>
        </text:list-item>
        <text:list-item>
          <text:p text:style-name="P2">randomNumber = generator.nextInt(50);</text:p>
        </text:list-item>
        <text:list-item>
          <text:p text:style-name="P2">(timer = new Counter()).execute();</text:p>
        </text:list-item>
      </text:list>
      <text:p text:style-name="Standard"><text:tab/>public boolean checkEntry(){</text:p>
      <text:list xml:id="list8005118851685425492" text:style-name="L14">
        <text:list-item>
          <text:p text:style-name="P3">String entry = userEntry.getText();</text:p>
        </text:list-item>
        <text:list-item>
          <text:p text:style-name="P3">int guess = Integer.parseInt(entry.trim());</text:p>
        </text:list-item>
        <text:list-item>
          <text:p text:style-name="P3">if (guess==randomNumer){</text:p>
          <text:list>
            <text:list-item>
              <text:p text:style-name="P3">set response text to “Correct”</text:p>
            </text:list-item>
            <text:list-item>
              <text:p text:style-name="P3">timer.cancel(true);</text:p>
            </text:list-item>
            <text:list-item>
              <text:p text:style-name="P3">time = null;</text:p>
            </text:list-item>
            <text:list-item>
              <text:p text:style-name="P3">int timeTaken = 30-(Integer.parseInt(countdown.getText()));</text:p>
            </text:list-item>
            <text:list-item>
              <text:p text:style-name="P3">System.out.println (“Congratulations, you took ”+timeTaken+” secs”);</text:p>
            </text:list-item>
          </text:list>
        </text:list-item>
        <text:list-item>
          <text:p text:style-name="P3">else if (guess&gt;randomNumber)</text:p>
          <text:list>
            <text:list-item>
              <text:p text:style-name="P3">response.setText(“Lower”);</text:p>
            </text:list-item>
          </text:list>
        </text:list-item>
        <text:list-item>
          <text:p text:style-name="P3">else if (guess&lt;randomNumber)</text:p>
          <text:list>
            <text:list-item>
              <text:p text:style-name="P3">response.setText(“Higher”);</text:p>
            </text:list-item>
          </text:list>
        </text:list-item>
        <text:list-item>
          <text:p text:style-name="P3">return true;</text:p>
        </text:list-item>
      </text:list>
      <text:p text:style-name="Standard"><text:tab/>public void actionPerformed(ActionEvent e){</text:p>
      <text:list xml:id="list8195087982540245182" text:style-name="L16">
        <text:list-item>
          <text:p text:style-name="P4">if (e.getSource()==submitButton){</text:p>
          <text:list>
            <text:list-item>
              <text:p text:style-name="P4">if (checkEntry())</text:p>
              <text:list>
                <text:list-item>
                  <text:p text:style-name="P4">System.exit(0);</text:p>
                </text:list-item>
              </text:list>
            </text:list-item>
          </text:list>
        </text:list-item>
      </text:list>
      <text:p text:style-name="Standard"/>
      <text:p text:style-name="Standard">public class Counter extends SwingWorker&lt;Void, Integer&gt;{</text:p>
      <text:p text:style-name="Standard"><text:tab/>public Void doInBackground() throws Exception{</text:p>
      <text:list xml:id="list8048710384460853997" text:style-name="L18">
        <text:list-item>
          <text:p text:style-name="P5">Integer count = Integer.parseInt(countdown.getText());</text:p>
        </text:list-item>
        <text:list-item>
          <text:p text:style-name="P5">boolean remainingTime = true;</text:p>
        </text:list-item>
        <text:list-item>
          <text:p text:style-name="P5">while(remainingTime){</text:p>
          <text:list>
            <text:list-item>
              <text:p text:style-name="P5">if (count!=0){</text:p>
              <text:list>
                <text:list-item>
                  <text:p text:style-name="P5"><text:soft-page-break/>count--;</text:p>
                </text:list-item>
                <text:list-item>
                  <text:p text:style-name="P5">publish (count);</text:p>
                </text:list-item>
                <text:list-item>
                  <text:p text:style-name="P5">Thread.sleep(1000);</text:p>
                </text:list-item>
              </text:list>
            </text:list-item>
            <text:list-item>
              <text:p text:style-name="P5">else{</text:p>
              <text:list>
                <text:list-item>
                  <text:p text:style-name="P5">System.out.println (“Out of time”);</text:p>
                </text:list-item>
                <text:list-item>
                  <text:p text:style-name="P5">remainingTime = false;</text:p>
                </text:list-item>
                <text:list-item>
                  <text:p text:style-name="P5">this.cancel (true);</text:p>
                </text:list-item>
                <text:list-item>
                  <text:p text:style-name="P5">System.exit(0);</text:p>
                </text:list-item>
              </text:list>
            </text:list-item>
            <text:list-item>
              <text:p text:style-name="P5">return null;</text:p>
            </text:list-item>
          </text:list>
        </text:list-item>
      </text:list>
      <text:p text:style-name="Standard"><text:tab/>public static void main (String[] args){</text:p>
      <text:list xml:id="list8658700499831433345" text:style-name="L20">
        <text:list-item>
          <text:p text:style-name="P6">SwingUtilities.invokeLater(new Runnable(){</text:p>
          <text:list>
            <text:list-item>
              <text:p text:style-name="P6">public void run(){</text:p>
              <text:list>
                <text:list-item>
                  <text:p text:style-name="P6">new HigherLowerGame();</text:p>
                </text:list-item>
              </text:list>
            </text:list-item>
            <text:list-item>
              <text:p text:style-name="P6">}</text:p>
            </text:list-item>
          </text:list>
        </text:list-item>
        <text:list-item>
          <text:p text:style-name="P6">});</text:p>
        </text:list-item>
      </text:list>
      <text:p text:style-name="Standard"><text:tab/>}</text:p>
      <text:p text:style-name="Standard">}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ott Greig</meta:initial-creator>
    <meta:creation-date>2015-03-08T12:50:48.83</meta:creation-date>
    <meta:document-statistic meta:table-count="0" meta:image-count="0" meta:object-count="0" meta:page-count="2" meta:paragraph-count="65" meta:word-count="228" meta:character-count="1791"/>
    <dc:date>2015-03-08T13:34:53.69</dc:date>
    <dc:creator>Scott Greig</dc:creator>
    <meta:editing-duration>PT9M56S</meta:editing-duration>
    <meta:editing-cycles>1</meta:editing-cycles>
    <meta:generator>OpenOffice/4.1.1$Win32 OpenOffice.org_project/411m6$Build-9775</meta:generator>
  </office:meta>
</office:document-meta>
</file>